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25in" fo:margin-left="0in" table:align="left"/>
    </style:style>
    <style:style style:name="Table1.A" style:family="table-column">
      <style:table-column-properties style:column-width="0.625in"/>
    </style:style>
    <style:style style:name="Table1.B" style:family="table-column">
      <style:table-column-properties style:column-width="1.0625in"/>
    </style:style>
    <style:style style:name="Table1.E" style:family="table-column">
      <style:table-column-properties style:column-width="1in"/>
    </style:style>
    <style:style style:name="Table1.F" style:family="table-column">
      <style:table-column-properties style:column-width="1.375in"/>
    </style:style>
    <style:style style:name="Table1.G" style:family="table-column">
      <style:table-column-properties style:column-width="0.9375in"/>
    </style:style>
    <style:style style:name="Table1.1" style:family="table-row">
      <style:table-row-properties style:min-row-height="0.5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2" style:family="table-row">
      <style:table-row-properties style:min-row-height="2.9424in"/>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3" style:family="table-row">
      <style:table-row-properties style:min-row-height="2.8313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style:min-row-height="0.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0.8125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1506" officeooo:paragraph-rsid="000f1506"/>
    </style:style>
    <style:style style:name="P2" style:family="paragraph" style:parent-style-name="Standard">
      <style:text-properties fo:font-size="14pt" fo:font-weight="bold" officeooo:paragraph-rsid="0015b168"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officeooo:paragraph-rsid="0015b168" style:font-size-asian="16pt" style:font-weight-asian="bold" style:font-size-complex="16pt" style:font-weight-complex="bold"/>
    </style:style>
    <style:style style:name="P5" style:family="paragraph" style:parent-style-name="Standard">
      <style:text-properties fo:font-size="16pt" fo:font-weight="bold" officeooo:rsid="0019e49f" officeooo:paragraph-rsid="0019e49f" style:font-size-asian="16pt" style:font-weight-asian="bold" style:font-size-complex="16pt" style:font-weight-complex="bold"/>
    </style:style>
    <style:style style:name="P6" style:family="paragraph" style:parent-style-name="Standard">
      <style:text-properties fo:font-size="16pt" fo:font-weight="bold" officeooo:rsid="0019e49f" officeooo:paragraph-rsid="001b5510" style:font-size-asian="16pt" style:font-weight-asian="bold" style:font-size-complex="16pt" style:font-weight-complex="bold"/>
    </style:style>
    <style:style style:name="P7" style:family="paragraph" style:parent-style-name="Standard">
      <style:text-properties fo:font-size="16pt" fo:font-weight="normal" officeooo:paragraph-rsid="0015b168" style:font-size-asian="16pt" style:font-weight-asian="normal" style:font-size-complex="16pt" style:font-weight-complex="normal"/>
    </style:style>
    <style:style style:name="P8" style:family="paragraph" style:parent-style-name="Standard">
      <style:text-properties fo:font-size="16pt" fo:font-weight="normal" officeooo:paragraph-rsid="0037e0fc" style:font-size-asian="16pt" style:font-weight-asian="normal" style:font-size-complex="16pt" style:font-weight-complex="normal"/>
    </style:style>
    <style:style style:name="P9" style:family="paragraph" style:parent-style-name="Standard">
      <style:text-properties fo:font-size="16pt" fo:font-weight="normal" officeooo:rsid="0044661a" officeooo:paragraph-rsid="0044661a" style:font-size-asian="16pt" style:font-weight-asian="normal" style:font-size-complex="16pt" style:font-weight-complex="normal"/>
    </style:style>
    <style:style style:name="P10" style:family="paragraph" style:parent-style-name="Standard">
      <style:text-properties officeooo:rsid="001b5a2b" officeooo:paragraph-rsid="001b5a2b"/>
    </style:style>
    <style:style style:name="P11" style:family="paragraph" style:parent-style-name="Standard">
      <style:text-properties fo:font-size="13pt" fo:font-weight="bold" officeooo:paragraph-rsid="0015b168" style:font-size-asian="13pt" style:font-weight-asian="bold" style:font-size-complex="13pt" style:font-weight-complex="bold"/>
    </style:style>
    <style:style style:name="P12" style:family="paragraph" style:parent-style-name="Standard">
      <style:text-properties fo:font-size="13pt" fo:font-weight="bold" officeooo:paragraph-rsid="0037e0fc" style:font-size-asian="13pt" style:font-weight-asian="bold" style:font-size-complex="13pt" style:font-weight-complex="bold"/>
    </style:style>
    <style:style style:name="P13" style:family="paragraph" style:parent-style-name="Standard">
      <style:text-properties fo:font-size="13pt" fo:font-weight="normal" officeooo:paragraph-rsid="0015b168" style:font-size-asian="13pt" style:font-weight-asian="normal" style:font-size-complex="13pt" style:font-weight-complex="normal"/>
    </style:style>
    <style:style style:name="P14" style:family="paragraph" style:parent-style-name="Standard">
      <style:text-properties fo:font-size="13pt" fo:font-weight="normal" officeooo:rsid="00305c38" officeooo:paragraph-rsid="00305c38" style:font-size-asian="13pt" style:font-weight-asian="normal" style:font-size-complex="13pt" style:font-weight-complex="normal"/>
    </style:style>
    <style:style style:name="P15" style:family="paragraph" style:parent-style-name="Standard">
      <style:text-properties fo:font-size="13pt" fo:font-weight="normal" officeooo:rsid="0044661a" officeooo:paragraph-rsid="0044661a" style:font-size-asian="13pt" style:font-weight-asian="normal" style:font-size-complex="13pt" style:font-weight-complex="normal"/>
    </style:style>
    <style:style style:name="P16" style:family="paragraph" style:parent-style-name="Standard">
      <style:text-properties fo:font-size="12pt" fo:font-weight="normal" officeooo:rsid="001fe257" officeooo:paragraph-rsid="004cb5e9" style:font-size-asian="12pt" style:font-weight-asian="normal" style:font-size-complex="12pt" style:font-weight-complex="normal"/>
    </style:style>
    <style:style style:name="P17" style:family="paragraph" style:parent-style-name="Standard">
      <style:text-properties fo:font-size="12pt" fo:font-weight="normal" officeooo:rsid="00207e7b" officeooo:paragraph-rsid="003322bd" style:font-size-asian="12pt" style:font-weight-asian="normal" style:font-size-complex="12pt" style:font-weight-complex="normal"/>
    </style:style>
    <style:style style:name="P18" style:family="paragraph" style:parent-style-name="Standard">
      <style:text-properties fo:font-size="12pt" fo:font-weight="normal" officeooo:rsid="0037e0fc" officeooo:paragraph-rsid="0037e0fc" style:font-size-asian="12pt" style:font-weight-asian="normal" style:font-size-complex="12pt" style:font-weight-complex="normal"/>
    </style:style>
    <style:style style:name="P19" style:family="paragraph" style:parent-style-name="Standard">
      <style:text-properties fo:font-size="12pt" fo:font-weight="normal" officeooo:rsid="003c525f" officeooo:paragraph-rsid="003cc69a" style:font-size-asian="12pt" style:font-weight-asian="normal" style:font-size-complex="12pt" style:font-weight-complex="normal"/>
    </style:style>
    <style:style style:name="P20" style:family="paragraph" style:parent-style-name="Standard">
      <style:text-properties fo:font-size="12pt" fo:font-weight="normal" officeooo:rsid="009b2a4c" officeooo:paragraph-rsid="009b2a4c" style:font-size-asian="12pt" style:font-weight-asian="normal" style:font-size-complex="12pt" style:font-weight-complex="normal"/>
    </style:style>
    <style:style style:name="P21" style:family="paragraph" style:parent-style-name="Standard">
      <style:text-properties fo:font-size="12pt" fo:font-weight="normal" officeooo:rsid="009b2a4c" officeooo:paragraph-rsid="009b52e2" style:font-size-asian="12pt" style:font-weight-asian="normal" style:font-size-complex="12pt" style:font-weight-complex="normal"/>
    </style:style>
    <style:style style:name="P22" style:family="paragraph" style:parent-style-name="Standard">
      <style:text-properties fo:font-size="12pt" fo:font-weight="bold" officeooo:paragraph-rsid="0015b168" style:font-size-asian="12pt" style:font-weight-asian="bold" style:font-size-complex="12pt" style:font-weight-complex="bold"/>
    </style:style>
    <style:style style:name="P23" style:family="paragraph" style:parent-style-name="Standard">
      <style:text-properties fo:font-size="12pt" officeooo:paragraph-rsid="00635014"/>
    </style:style>
    <style:style style:name="P24" style:family="paragraph" style:parent-style-name="Text_20_body">
      <style:text-properties officeooo:rsid="000cc56a" officeooo:paragraph-rsid="000cc56a"/>
    </style:style>
    <style:style style:name="P25" style:family="paragraph" style:parent-style-name="Text_20_body">
      <style:text-properties officeooo:paragraph-rsid="000cc56a"/>
    </style:style>
    <style:style style:name="P26" style:family="paragraph" style:parent-style-name="Text_20_body">
      <style:text-properties fo:font-size="13pt" officeooo:rsid="001033a3" officeooo:paragraph-rsid="001033a3" style:font-size-asian="13pt" style:font-size-complex="13pt"/>
    </style:style>
    <style:style style:name="P27" style:family="paragraph" style:parent-style-name="Text_20_body">
      <style:text-properties fo:font-size="14pt" fo:font-weight="bold" officeooo:paragraph-rsid="000cc56a" style:font-size-asian="14pt" style:font-weight-asian="bold" style:font-size-complex="14pt" style:font-weight-complex="bold"/>
    </style:style>
    <style:style style:name="P28" style:family="paragraph" style:parent-style-name="Text_20_body">
      <style:text-properties officeooo:rsid="00140532" officeooo:paragraph-rsid="00140532"/>
    </style:style>
    <style:style style:name="P29" style:family="paragraph" style:parent-style-name="Text_20_body">
      <style:text-properties fo:font-size="15pt" fo:font-weight="bold" officeooo:paragraph-rsid="000cc56a" style:font-size-asian="15pt" style:font-weight-asian="bold" style:font-size-complex="15pt" style:font-weight-complex="bold"/>
    </style:style>
    <style:style style:name="P30" style:family="paragraph" style:parent-style-name="Text_20_body">
      <style:text-properties officeooo:rsid="00533c55" officeooo:paragraph-rsid="00533c55"/>
    </style:style>
    <style:style style:name="P31" style:family="paragraph" style:parent-style-name="Text_20_body">
      <style:text-properties fo:font-weight="normal" officeooo:rsid="005c2c98" officeooo:paragraph-rsid="005c2c98" style:font-weight-asian="normal" style:font-weight-complex="normal"/>
    </style:style>
    <style:style style:name="P32" style:family="paragraph" style:parent-style-name="Text_20_body">
      <style:text-properties officeooo:rsid="00559e70" officeooo:paragraph-rsid="00559e70"/>
    </style:style>
    <style:style style:name="P33" style:family="paragraph" style:parent-style-name="Text_20_body">
      <style:text-properties officeooo:paragraph-rsid="00140532"/>
    </style:style>
    <style:style style:name="P34" style:family="paragraph" style:parent-style-name="Table_20_Contents">
      <style:text-properties fo:font-size="16pt" style:font-size-asian="16pt" style:font-size-complex="16pt"/>
    </style:style>
    <style:style style:name="P35" style:family="paragraph" style:parent-style-name="Preformatted_20_Text">
      <style:text-properties fo:font-size="16pt" fo:font-weight="bold" officeooo:rsid="003fc5df" style:font-size-asian="16pt" style:font-weight-asian="bold" style:font-size-complex="16pt" style:font-weight-complex="bold"/>
    </style:style>
    <style:style style:name="P36" style:family="paragraph" style:parent-style-name="Preformatted_20_Text">
      <style:text-properties fo:font-size="10pt" style:font-size-asian="10pt" style:font-size-complex="10pt"/>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text-properties fo:font-weight="bold" officeooo:paragraph-rsid="008f17bb" style:font-weight-asian="bold" style:font-weight-complex="bold"/>
    </style:style>
    <style:style style:name="P39" style:family="paragraph" style:parent-style-name="Preformatted_20_Text">
      <style:text-properties fo:font-weight="bold" officeooo:paragraph-rsid="009cf15d" style:font-weight-asian="bold" style:font-weight-complex="bold"/>
    </style:style>
    <style:style style:name="P40" style:family="paragraph" style:parent-style-name="Preformatted_20_Text">
      <style:text-properties fo:font-weight="bold" officeooo:paragraph-rsid="00a1e712" style:font-weight-asian="bold" style:font-weight-complex="bold"/>
    </style:style>
    <style:style style:name="P41" style:family="paragraph" style:parent-style-name="Preformatted_20_Text">
      <style:text-properties fo:font-size="13pt" fo:font-weight="bold" style:font-size-asian="13pt" style:font-weight-asian="bold" style:font-size-complex="13pt" style:font-weight-complex="bold"/>
    </style:style>
    <style:style style:name="P42" style:family="paragraph" style:parent-style-name="Preformatted_20_Text">
      <style:text-properties officeooo:paragraph-rsid="00840e04"/>
    </style:style>
    <style:style style:name="P43" style:family="paragraph" style:parent-style-name="Preformatted_20_Text">
      <style:text-properties officeooo:paragraph-rsid="008d6e80"/>
    </style:style>
    <style:style style:name="P44" style:family="paragraph" style:parent-style-name="Preformatted_20_Text">
      <style:text-properties officeooo:paragraph-rsid="008f17bb"/>
    </style:style>
    <style:style style:name="P45" style:family="paragraph" style:parent-style-name="Preformatted_20_Text">
      <style:text-properties officeooo:paragraph-rsid="0090fcbe"/>
    </style:style>
    <style:style style:name="P46" style:family="paragraph" style:parent-style-name="Preformatted_20_Text">
      <style:text-properties officeooo:rsid="0096b5db" officeooo:paragraph-rsid="0096b5db"/>
    </style:style>
    <style:style style:name="T1" style:family="text">
      <style:text-properties officeooo:rsid="000cc56a"/>
    </style:style>
    <style:style style:name="T2" style:family="text">
      <style:text-properties fo:font-weight="bold" style:font-weight-asian="bold" style:font-weight-complex="bold"/>
    </style:style>
    <style:style style:name="T3" style:family="text">
      <style:text-properties fo:font-weight="bold" officeooo:rsid="000cc56a" style:font-weight-asian="bold" style:font-weight-complex="bold"/>
    </style:style>
    <style:style style:name="T4" style:family="text">
      <style:text-properties fo:font-weight="bold" officeooo:rsid="000de7cd" style:font-weight-asian="bold" style:font-weight-complex="bold"/>
    </style:style>
    <style:style style:name="T5" style:family="text">
      <style:text-properties fo:font-weight="bold" officeooo:rsid="00226e49" style:font-weight-asian="bold" style:font-weight-complex="bold"/>
    </style:style>
    <style:style style:name="T6" style:family="text">
      <style:text-properties fo:font-weight="bold" officeooo:rsid="003e8267" style:font-weight-asian="bold" style:font-weight-complex="bold"/>
    </style:style>
    <style:style style:name="T7" style:family="text">
      <style:text-properties fo:font-weight="bold" officeooo:rsid="00477f4b" style:font-weight-asian="bold" style:font-weight-complex="bold"/>
    </style:style>
    <style:style style:name="T8" style:family="text">
      <style:text-properties fo:font-weight="bold" officeooo:rsid="00140532" style:font-weight-asian="bold" style:font-weight-complex="bold"/>
    </style:style>
    <style:style style:name="T9" style:family="text">
      <style:text-properties fo:font-weight="bold" officeooo:rsid="005ffdc1" style:font-weight-asian="bold" style:font-weight-complex="bold"/>
    </style:style>
    <style:style style:name="T10" style:family="text">
      <style:text-properties fo:font-weight="bold" officeooo:rsid="003fc5df" style:font-weight-asian="bold" style:font-weight-complex="bold"/>
    </style:style>
    <style:style style:name="T11" style:family="text">
      <style:text-properties fo:font-weight="bold" officeooo:rsid="001fe257" style:font-weight-asian="bold" style:font-weight-complex="bold"/>
    </style:style>
    <style:style style:name="T12" style:family="text">
      <style:text-properties fo:font-weight="bold" officeooo:rsid="005026ae" style:font-weight-asian="bold" style:font-weight-complex="bold"/>
    </style:style>
    <style:style style:name="T13" style:family="text">
      <style:text-properties fo:font-weight="bold" officeooo:rsid="005e5efe" style:font-weight-asian="bold" style:font-weight-complex="bold"/>
    </style:style>
    <style:style style:name="T14" style:family="text">
      <style:text-properties fo:font-weight="bold" officeooo:rsid="0028fae2" style:font-weight-asian="bold" style:font-weight-complex="bold"/>
    </style:style>
    <style:style style:name="T15" style:family="text">
      <style:text-properties fo:font-weight="bold" officeooo:rsid="008d6e80" style:font-weight-asian="bold" style:font-weight-complex="bold"/>
    </style:style>
    <style:style style:name="T16" style:family="text">
      <style:text-properties fo:font-weight="bold" officeooo:rsid="008e82ce" style:font-weight-asian="bold" style:font-weight-complex="bold"/>
    </style:style>
    <style:style style:name="T17" style:family="text">
      <style:text-properties fo:font-weight="bold" officeooo:rsid="0096b5db" style:font-weight-asian="bold" style:font-weight-complex="bold"/>
    </style:style>
    <style:style style:name="T18" style:family="text">
      <style:text-properties fo:font-weight="bold" officeooo:rsid="009b52e2" style:font-weight-asian="bold" style:font-weight-complex="bold"/>
    </style:style>
    <style:style style:name="T19" style:family="text">
      <style:text-properties fo:font-weight="bold" officeooo:rsid="009f5a7c" style:font-weight-asian="bold" style:font-weight-complex="bold"/>
    </style:style>
    <style:style style:name="T20" style:family="text">
      <style:text-properties fo:font-weight="bold" officeooo:rsid="008718ee" style:font-weight-asian="bold" style:font-weight-complex="bold"/>
    </style:style>
    <style:style style:name="T21" style:family="text">
      <style:text-properties officeooo:rsid="000e9c7a"/>
    </style:style>
    <style:style style:name="T22" style:family="text">
      <style:text-properties fo:font-size="18pt" officeooo:rsid="001033a3" style:font-size-asian="18pt" style:font-size-complex="18pt"/>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fo:font-weight="bold" officeooo:rsid="001033a3" style:font-size-asian="18pt" style:font-weight-asian="bold" style:font-size-complex="18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style:font-size-asian="16pt" style:font-size-complex="16pt"/>
    </style:style>
    <style:style style:name="T27" style:family="text">
      <style:text-properties fo:font-size="16pt" officeooo:rsid="005026ae" style:font-size-asian="16pt" style:font-size-complex="16pt"/>
    </style:style>
    <style:style style:name="T28" style:family="text">
      <style:text-properties fo:font-size="16pt" officeooo:rsid="008a4a30" style:font-size-asian="16pt" style:font-size-complex="16pt"/>
    </style:style>
    <style:style style:name="T29" style:family="text">
      <style:text-properties fo:font-size="16pt" officeooo:rsid="009d8bdc" style:font-size-asian="16pt" style:font-size-complex="16pt"/>
    </style:style>
    <style:style style:name="T30" style:family="text">
      <style:text-properties officeooo:rsid="0017e8c1"/>
    </style:style>
    <style:style style:name="T31" style:family="text">
      <style:text-properties officeooo:rsid="00181c65"/>
    </style:style>
    <style:style style:name="T32" style:family="text">
      <style:text-properties officeooo:rsid="001b5510"/>
    </style:style>
    <style:style style:name="T33" style:family="text">
      <style:text-properties officeooo:rsid="001d4b94"/>
    </style:style>
    <style:style style:name="T34" style:family="text">
      <style:text-properties officeooo:rsid="001fe257"/>
    </style:style>
    <style:style style:name="T35" style:family="text">
      <style:text-properties fo:font-style="italic" style:font-style-asian="italic" style:font-style-complex="italic"/>
    </style:style>
    <style:style style:name="T36" style:family="text">
      <style:text-properties fo:font-style="italic" officeooo:rsid="00477f4b" style:font-style-asian="italic" style:font-style-complex="italic"/>
    </style:style>
    <style:style style:name="T37" style:family="text">
      <style:text-properties fo:color="#6897bb" style:font-name="JetBrains Mono" fo:font-size="10.5pt"/>
    </style:style>
    <style:style style:name="T38" style:family="text">
      <style:text-properties officeooo:rsid="00207e7b"/>
    </style:style>
    <style:style style:name="T39" style:family="text">
      <style:text-properties fo:font-weight="normal" officeooo:rsid="001fe257" style:font-size-asian="12pt" style:font-weight-asian="normal" style:font-size-complex="12pt"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576a10" style:font-weight-asian="normal" style:font-weight-complex="normal"/>
    </style:style>
    <style:style style:name="T42" style:family="text">
      <style:text-properties fo:font-weight="normal" officeooo:rsid="005939f0" style:font-weight-asian="normal" style:font-weight-complex="normal"/>
    </style:style>
    <style:style style:name="T43" style:family="text">
      <style:text-properties fo:font-weight="normal" officeooo:rsid="004a2f45" style:font-weight-asian="normal" style:font-weight-complex="normal"/>
    </style:style>
    <style:style style:name="T44" style:family="text">
      <style:text-properties officeooo:rsid="00219ee4"/>
    </style:style>
    <style:style style:name="T45" style:family="text">
      <style:text-properties officeooo:rsid="00220d6e"/>
    </style:style>
    <style:style style:name="T46" style:family="text">
      <style:text-properties officeooo:rsid="00226e49"/>
    </style:style>
    <style:style style:name="T47" style:family="text">
      <style:text-properties officeooo:rsid="002c899d"/>
    </style:style>
    <style:style style:name="T48" style:family="text">
      <style:text-properties officeooo:rsid="00305c38"/>
    </style:style>
    <style:style style:name="T49" style:family="text">
      <style:text-properties officeooo:rsid="0032006c"/>
    </style:style>
    <style:style style:name="T50" style:family="text">
      <style:text-properties fo:color="#808080" style:font-name="JetBrains Mono"/>
    </style:style>
    <style:style style:name="T51" style:family="text">
      <style:text-properties fo:color="#808080" style:font-name="JetBrains Mono" fo:font-weight="normal" officeooo:rsid="00220d6e" style:font-weight-asian="normal" style:font-weight-complex="normal"/>
    </style:style>
    <style:style style:name="T52" style:family="text">
      <style:text-properties fo:color="#808080" style:font-name="JetBrains Mono" officeooo:rsid="003a2700"/>
    </style:style>
    <style:style style:name="T53" style:family="text">
      <style:text-properties officeooo:rsid="0035fba9"/>
    </style:style>
    <style:style style:name="T54" style:family="text">
      <style:text-properties officeooo:rsid="0037e0fc"/>
    </style:style>
    <style:style style:name="T55" style:family="text">
      <style:text-properties officeooo:rsid="0039be2d"/>
    </style:style>
    <style:style style:name="T56" style:family="text">
      <style:text-properties officeooo:rsid="003b5ca5"/>
    </style:style>
    <style:style style:name="T57" style:family="text">
      <style:text-properties officeooo:rsid="003e8267"/>
    </style:style>
    <style:style style:name="T58" style:family="text">
      <style:text-properties officeooo:rsid="003fc5df"/>
    </style:style>
    <style:style style:name="T59" style:family="text">
      <style:text-properties officeooo:rsid="00434580"/>
    </style:style>
    <style:style style:name="T60" style:family="text">
      <style:text-properties officeooo:rsid="00458242"/>
    </style:style>
    <style:style style:name="T61" style:family="text">
      <style:text-properties officeooo:rsid="00477f4b"/>
    </style:style>
    <style:style style:name="T62" style:family="text">
      <style:text-properties officeooo:rsid="004a2f45"/>
    </style:style>
    <style:style style:name="T63" style:family="text">
      <style:text-properties officeooo:rsid="004bf4d8"/>
    </style:style>
    <style:style style:name="T64" style:family="text">
      <style:text-properties officeooo:rsid="004c6171"/>
    </style:style>
    <style:style style:name="T65" style:family="text">
      <style:text-properties officeooo:rsid="005026ae"/>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bold" style:font-weight-asian="bold" style:font-weight-complex="bold"/>
    </style:style>
    <style:style style:name="T68" style:family="text">
      <style:text-properties officeooo:rsid="0050d441"/>
    </style:style>
    <style:style style:name="T69" style:family="text">
      <style:text-properties officeooo:rsid="005e5efe"/>
    </style:style>
    <style:style style:name="T70" style:family="text">
      <style:text-properties officeooo:rsid="00641a38"/>
    </style:style>
    <style:style style:name="T71" style:family="text">
      <style:text-properties officeooo:rsid="007348ec"/>
    </style:style>
    <style:style style:name="T72" style:family="text">
      <style:text-properties officeooo:rsid="00840e04"/>
    </style:style>
    <style:style style:name="T73" style:family="text">
      <style:text-properties officeooo:rsid="00843cdd"/>
    </style:style>
    <style:style style:name="T74" style:family="text">
      <style:text-properties officeooo:rsid="0088b435"/>
    </style:style>
    <style:style style:name="T75" style:family="text">
      <style:text-properties officeooo:rsid="008d6e80"/>
    </style:style>
    <style:style style:name="T76" style:family="text">
      <style:text-properties officeooo:rsid="008e82ce"/>
    </style:style>
    <style:style style:name="T77" style:family="text">
      <style:text-properties officeooo:rsid="009227f3"/>
    </style:style>
    <style:style style:name="T78" style:family="text">
      <style:text-properties officeooo:rsid="0096b5db"/>
    </style:style>
    <style:style style:name="T79" style:family="text">
      <style:text-properties officeooo:rsid="009b52e2"/>
    </style:style>
    <style:style style:name="T80" style:family="text">
      <style:text-properties officeooo:rsid="00a121e7"/>
    </style:style>
    <style:style style:name="T81" style:family="text">
      <style:text-properties fo:font-size="9pt" officeooo:rsid="00a121e7" style:font-size-asian="9pt" style:font-size-complex="9pt"/>
    </style:style>
    <style:style style:name="T82" style:family="text">
      <style:text-properties officeooo:rsid="0066f3c5"/>
    </style:style>
    <style:style style:name="T83" style:family="text">
      <style:text-properties officeooo:rsid="008718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 text:c="47"/><text:span text:style-name="T24">CS6240</text:span><text:span text:style-name="T22"> -</text:span><text:span text:style-name="T23">Assignment 2</text:span></text:p>
      <text:p text:style-name="P26"><text:span text:style-name="T2">Rahul Pandey</text:span></text:p>
      <text:p text:style-name="P25"><text:span text:style-name="T4">GitHub</text:span><text:span text:style-name="T3">: </text:span><text:a xlink:type="simple" xlink:href="https://github.com/2020-F-CS6240/homework-2-rahulpandeycs" text:style-name="Internet_20_link" text:visited-style-name="Visited_20_Internet_20_Link"><text:span text:style-name="T3">https://github.com/2020-F-CS6240/homework-2-rahulpandeycs</text:span></text:a><text:span text:style-name="T3"> </text:span></text:p>
      <text:p text:style-name="P25"><text:span text:style-name="T3"/></text:p>
      <text:p text:style-name="P32"><text:span text:style-name="T3">A</text:span><text:span text:style-name="T2">nalysis Code:</text:span></text:p>
      <text:p text:style-name="P32"><text:span text:style-name="T2">RS Join Code:</text:span></text:p>
      <text:p text:style-name="P32"><text:span text:style-name="T2">Rep Join code: </text:span></text:p>
      <text:p text:style-name="P25"><text:span text:style-name="T3"/></text:p>
      <text:p text:style-name="P29"><text:span text:style-name="T1">Problem Analysis</text:span></text:p>
      <text:p text:style-name="P25"><text:span text:style-name="T3">MapReduce pseudo-code for the program you used to determine the cardinality (and maybe data volume) of Path2:</text:span></text:p>
      <text:p text:style-name="P25"><text:span text:style-name="T3"/></text:p>
      <text:p text:style-name="P28"><text:span text:style-name="T3">M</text:span><text:span text:style-name="T2">apreduce PsuedoCode:</text:span></text:p>
      <text:p text:style-name="P30"><text:span text:style-name="T40">The map reduce code for analysis is run on full edges.csv data </text:span><text:span text:style-name="T41">set. The data is input to map task and during each task we emit two values to count both incoming and outgoing edges from a user. For input edge (userX, userY) we emit (userX, “B”) and (userY, “A”), with flag “A” for incoming and “B” for outgoing. Later during the reduce phase we receive incoming and outgoing edges for each key as we mapped them during the map phase, </text:span><text:span text:style-name="T42">the multiplication of these two values for each key gives us the two Hop path count for edges (X,Y,Z); </text:span></text:p>
      <text:p text:style-name="P30"><text:span text:style-name="T42"/></text:p>
      <text:p text:style-name="Preformatted_20_Text">//<text:span text:style-name="T38">Global counter defined to keep count of 2Path Sum</text:span></text:p>
      <text:p text:style-name="Preformatted_20_Text"><text:span text:style-name="T2">enum</text:span> <text:span text:style-name="T2">numberOf</text:span><text:span text:style-name="T9">Path2</text:span> { </text:p>
      <text:p text:style-name="Preformatted_20_Text"><text:s text:c="9"/>COUNT; </text:p>
      <text:p text:style-name="Preformatted_20_Text">}</text:p>
      <text:p text:style-name="Preformatted_20_Text"/>
      <text:p text:style-name="P37">Mapping Phase:</text:p>
      <text:p text:style-name="P37"/>
      <text:p text:style-name="Preformatted_20_Text"><text:span text:style-name="T2">map</text:span><text:span text:style-name="T40">(input){</text:span></text:p>
      <text:p text:style-name="Preformatted_20_Text"><text:s/>String[] followerFollowing = <text:s text:c="2"/>input.split(“,”) // Split input row by “,” and get an array <text:span text:style-name="T44">with two values</text:span></text:p>
      <text:p text:style-name="Preformatted_20_Text"/>
      <text:p text:style-name="Preformatted_20_Text"><text:s text:c="2"/>emit(followerFollowing[1], ”A”);</text:p>
      <text:p text:style-name="Preformatted_20_Text"><text:s text:c="2"/>emit(followerFollowing[0], ”B”);</text:p>
      <text:p text:style-name="Preformatted_20_Text">}</text:p>
      <text:p text:style-name="Preformatted_20_Text"><text:span text:style-name="T8"/></text:p>
      <text:p text:style-name="Preformatted_20_Text"><text:span text:style-name="T8"/></text:p>
      <text:p text:style-name="Preformatted_20_Text"><text:span text:style-name="T8"/></text:p>
      <text:p text:style-name="Preformatted_20_Text"><text:span text:style-name="T8"/></text:p>
      <text:p text:style-name="Preformatted_20_Text"><text:span text:style-name="T8"/></text:p>
      <text:p text:style-name="Preformatted_20_Text"><text:span text:style-name="T8"/></text:p>
      <text:p text:style-name="P31"><text:soft-page-break/>Now during the reduce phase we count total incoming and outgoing edges for each user and then multiply it with each other to get the total path2 count.</text:p>
      <text:p text:style-name="Preformatted_20_Text"><text:span text:style-name="T2">reduce</text:span>(key, ListValues[val1, val2...]){</text:p>
      <text:p text:style-name="Preformatted_20_Text"><text:s text:c="4"/><text:span text:style-name="T69">localEdgeIncoming = 0; <text:s/></text:span></text:p>
      <text:p text:style-name="Preformatted_20_Text"><text:s text:c="4"/><text:span text:style-name="T69">localEdgeOutgoing = 0;</text:span></text:p>
      <text:p text:style-name="Preformatted_20_Text"/>
      <text:p text:style-name="Preformatted_20_Text"><text:s text:c="4"/><text:span text:style-name="T69">for each value in ListValues{</text:span></text:p>
      <text:p text:style-name="Preformatted_20_Text"><text:s text:c="8"/><text:span text:style-name="T69">if value.charAt(0) == ‘A’ <text:s/>localEdgeIncoming++;</text:span></text:p>
      <text:p text:style-name="Preformatted_20_Text"><text:s text:c="8"/><text:span text:style-name="T69">else if value.charAt(0) == ‘B’ <text:s/>localEdgeOutgoing++;</text:span></text:p>
      <text:p text:style-name="Preformatted_20_Text"><text:s text:c="4"/><text:span text:style-name="T69">}</text:span></text:p>
      <text:p text:style-name="Preformatted_20_Text"><text:s text:c="4"/><text:span text:style-name="T69">currentCount = <text:s/>localEdgeIncoming* localEdgeOutgoing</text:span></text:p>
      <text:p text:style-name="P36"><text:s text:c="3"/><text:span text:style-name="T58"><text:s/>increase count for global counter </text:span><text:span text:style-name="T10"><text:s/></text:span><text:span text:style-name="T11">numberOf</text:span><text:span text:style-name="T9">Path2</text:span><text:span text:style-name="T11"> </text:span><text:span text:style-name="T58">by</text:span><text:span text:style-name="T10"> </text:span><text:span text:style-name="T13">currentCount</text:span><text:span text:style-name="T10">;</text:span></text:p>
      <text:p text:style-name="P36"><text:span text:style-name="T10"><text:s/></text:span><text:span text:style-name="T58"><text:s text:c="3"/>write this output to file as (key, currentCount) // To check on possible output volume</text:span></text:p>
      <text:p text:style-name="Preformatted_20_Text">}</text:p>
      <text:p text:style-name="P33"><text:span text:style-name="T3"/></text:p>
      <text:p text:style-name="P27"><text:span text:style-name="T1">Map Reduce Analysis of Twitter data set:</text:span></text:p>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row table:style-name="Table1.1">
          <table:table-cell table:style-name="Table1.A1" office:value-type="string">
            <text:p text:style-name="Preformatted_20_Text"/>
          </table:table-cell>
          <table:table-cell table:style-name="Table1.A1" office:value-type="string">
            <text:p text:style-name="Preformatted_20_Text">RS join input</text:p>
          </table:table-cell>
          <table:table-cell table:style-name="Table1.A1" office:value-type="string">
            <text:p text:style-name="Preformatted_20_Text">RS join shuffled</text:p>
          </table:table-cell>
          <table:table-cell table:style-name="Table1.A1" office:value-type="string">
            <text:p text:style-name="Preformatted_20_Text">RS join output</text:p>
          </table:table-cell>
          <table:table-cell table:style-name="Table1.A1" office:value-type="string">
            <text:p text:style-name="Preformatted_20_Text">Rep join input</text:p>
          </table:table-cell>
          <table:table-cell table:style-name="Table1.A1" office:value-type="string">
            <text:p text:style-name="Preformatted_20_Text">Rep join file cache</text:p>
          </table:table-cell>
          <table:table-cell table:style-name="Table1.G1" office:value-type="string">
            <text:p text:style-name="Preformatted_20_Text">Rep join output</text:p>
          </table:table-cell>
        </table:table-row>
        <table:table-row table:style-name="Table1.2">
          <table:table-cell table:style-name="Table1.A2" office:value-type="string">
            <text:p text:style-name="Preformatted_20_Text"><text:span text:style-name="T2">Step 1</text:span> </text:p>
            <text:p text:style-name="Preformatted_20_Text"/>
            <text:p text:style-name="Preformatted_20_Text">(join of Edges </text:p>
            <text:p text:style-name="Preformatted_20_Text">with </text:p>
            <text:p text:style-name="Preformatted_20_Text">itself)</text:p>
          </table:table-cell>
          <table:table-cell table:style-name="Table1.A2" office:value-type="string">
            <text:p text:style-name="Preformatted_20_Text"/>
            <text:p text:style-name="Preformatted_20_Text"><text:span text:style-name="T21">C</text:span>ardinality : </text:p>
            <text:p text:style-name="P37">85331845</text:p>
            <text:p text:style-name="Preformatted_20_Text"/>
            <text:p text:style-name="Preformatted_20_Text"><text:span text:style-name="T21">V</text:span>olume :</text:p>
            <text:p text:style-name="P37">1319465938</text:p>
            <text:p text:style-name="Preformatted_20_Text"/>
          </table:table-cell>
          <table:table-cell table:style-name="Table1.A2" office:value-type="string">
            <text:p text:style-name="Preformatted_20_Text"><text:span text:style-name="T21">C</text:span>ardinality </text:p>
            <text:p text:style-name="P37">170663690</text:p>
            <text:p text:style-name="Preformatted_20_Text"/>
            <text:p text:style-name="Preformatted_20_Text"><text:span text:style-name="T21">V</text:span>olume of data sent from Mappers to Reducers: </text:p>
            <text:p text:style-name="P37">1916604980</text:p>
          </table:table-cell>
          <table:table-cell table:style-name="Table1.A2" office:value-type="string">
            <text:p text:style-name="Preformatted_20_Text">Total cardinality: </text:p>
            <text:p text:style-name="Preformatted_20_Text"/>
            <text:p text:style-name="P37">953138453592</text:p>
            <text:p text:style-name="Preformatted_20_Text"/>
            <text:p text:style-name="Preformatted_20_Text"><text:span text:style-name="T21">V</text:span>olume of output:<text:span text:style-name="T74">(Considering 8 bytes data for each record)</text:span></text:p>
            <text:p text:style-name="Preformatted_20_Text"/>
            <text:p text:style-name="P37">7625107629000</text:p>
          </table:table-cell>
          <table:table-cell table:style-name="Table1.A2" office:value-type="string">
            <text:p text:style-name="Preformatted_20_Text">Total cardinality: <text:span text:style-name="T5">85331845</text:span></text:p>
            <text:p text:style-name="Preformatted_20_Text"/>
            <text:p text:style-name="Preformatted_20_Text"><text:span text:style-name="T21">V</text:span>olume of input: </text:p>
            <text:p text:style-name="Preformatted_20_Text"/>
            <text:p text:style-name="P39">1319465938</text:p>
          </table:table-cell>
          <table:table-cell table:style-name="Table1.A2" office:value-type="string">
            <text:p text:style-name="Preformatted_20_Text">Total cardinality: </text:p>
            <text:p text:style-name="Preformatted_20_Text"><text:span text:style-name="T15">(</text:span><text:span text:style-name="T5">85331845</text:span><text:span text:style-name="T15">)</text:span>*<text:span text:style-name="T75">(</text:span><text:span text:style-name="T14">number Of Worker</text:span><text:span text:style-name="T15">s)</text:span></text:p>
            <text:p text:style-name="Preformatted_20_Text"/>
            <text:p text:style-name="Preformatted_20_Text"><text:span text:style-name="T21">V</text:span>olume of data broadcast to all machines:</text:p>
            <text:p text:style-name="Preformatted_20_Text"/>
            <text:p text:style-name="P43"><text:span text:style-name="T16">(</text:span><text:span text:style-name="T2">1319465938*</text:span> <text:span text:style-name="T75">N</text:span>umber <text:span text:style-name="T75">o</text:span>f <text:span text:style-name="T75">w</text:span>orkers<text:span text:style-name="T76">)</text:span></text:p>
          </table:table-cell>
          <table:table-cell table:style-name="Table1.G2" office:value-type="string">
            <text:p text:style-name="Preformatted_20_Text">Total cardinality: </text:p>
            <text:p text:style-name="P38">953138453592</text:p>
            <text:p text:style-name="Preformatted_20_Text"/>
            <text:p text:style-name="Preformatted_20_Text"><text:span text:style-name="T21">V</text:span>olume of output:</text:p>
            <text:p text:style-name="Preformatted_20_Text"/>
            <text:p text:style-name="P37">7625107629000</text:p>
            <text:p text:style-name="P37"/>
            <text:p text:style-name="P37"/>
            <text:p text:style-name="P37"/>
            <text:p text:style-name="P37"/>
            <text:p text:style-name="P37"/>
            <text:p text:style-name="P37"/>
            <text:p text:style-name="P37"/>
          </table:table-cell>
        </table:table-row>
        <text:soft-page-break/>
        <table:table-row table:style-name="Table1.3">
          <table:table-cell table:style-name="Table1.A2" office:value-type="string">
            <text:p text:style-name="Preformatted_20_Text"><text:span text:style-name="T2">Step 2</text:span> </text:p>
            <text:p text:style-name="Preformatted_20_Text"/>
            <text:p text:style-name="Preformatted_20_Text">(join of Path2 </text:p>
            <text:p text:style-name="Preformatted_20_Text">with </text:p>
            <text:p text:style-name="Preformatted_20_Text">Edges)</text:p>
          </table:table-cell>
          <table:table-cell table:style-name="Table1.A2" office:value-type="string">
            <text:p text:style-name="Preformatted_20_Text">Total cardinality:</text:p>
            <text:p text:style-name="Preformatted_20_Text"/>
            <text:p text:style-name="P37">953138453592</text:p>
            <text:p text:style-name="Preformatted_20_Text"/>
            <text:p text:style-name="Preformatted_20_Text"><text:span text:style-name="T21">V</text:span>olume of input:</text:p>
            <text:p text:style-name="P37">7625107629000</text:p>
          </table:table-cell>
          <table:table-cell table:style-name="Table1.A2" office:value-type="string">
            <text:p text:style-name="Preformatted_20_Text">Total cardinality:<text:span text:style-name="T81">(UPPERBOUND)</text:span></text:p>
            <text:p text:style-name="P37">953138453592</text:p>
            <text:p text:style-name="Preformatted_20_Text"/>
            <text:p text:style-name="Preformatted_20_Text"><text:span text:style-name="T21">V</text:span>olume of data sent from Mappers to Reducers:</text:p>
            <text:p text:style-name="P46"><text:span text:style-name="T2">size</text:span>(edges.csv) + input Volume = </text:p>
            <text:p text:style-name="Preformatted_20_Text"><text:span text:style-name="T78">~</text:span><text:span text:style-name="T17">7</text:span><text:span text:style-name="T2">626427095</text:span><text:span text:style-name="T17">000</text:span></text:p>
          </table:table-cell>
          <table:table-cell table:style-name="Table1.A2" office:value-type="string">
            <text:p text:style-name="Preformatted_20_Text">Good upper bound for total <text:span text:style-name="T21">C</text:span>ardinality: <text:span text:style-name="T19">1</text:span> </text:p>
            <text:p text:style-name="Preformatted_20_Text"/>
            <text:p text:style-name="Preformatted_20_Text"><text:span text:style-name="T21">V</text:span>olume of output: <text:span text:style-name="T82">1</text:span></text:p>
          </table:table-cell>
          <table:table-cell table:style-name="Table1.A2" office:value-type="string">
            <text:p text:style-name="Preformatted_20_Text">Total cardinality: </text:p>
            <text:p text:style-name="P37">953138453592</text:p>
            <text:p text:style-name="Preformatted_20_Text"/>
            <text:p text:style-name="Preformatted_20_Text"/>
            <text:p text:style-name="Preformatted_20_Text"><text:span text:style-name="T21">V</text:span>olume of input:</text:p>
            <text:p text:style-name="Preformatted_20_Text"/>
            <text:p text:style-name="P37">7625107629000</text:p>
            <text:p text:style-name="Preformatted_20_Text"/>
            <text:p text:style-name="Preformatted_20_Text"/>
          </table:table-cell>
          <table:table-cell table:style-name="Table1.A2" office:value-type="string">
            <text:p text:style-name="Preformatted_20_Text">Total cardinality: </text:p>
            <text:p text:style-name="Preformatted_20_Text"/>
            <text:p text:style-name="P40"><text:span text:style-name="T46">85331845</text:span>*<text:span text:style-name="T75">(no. Of Workers)</text:span></text:p>
            <text:p text:style-name="Preformatted_20_Text"/>
            <text:p text:style-name="Preformatted_20_Text"><text:span text:style-name="T21">V</text:span>olume of data broadcast to all machines:</text:p>
            <text:p text:style-name="Preformatted_20_Text"/>
            <text:p text:style-name="P44"><text:span text:style-name="T16">(</text:span><text:span text:style-name="T2">1319465938*</text:span> <text:span text:style-name="T77">no.</text:span> <text:span text:style-name="T75">o</text:span>f <text:span text:style-name="T75">w</text:span>orkers<text:span text:style-name="T76">)</text:span></text:p>
          </table:table-cell>
          <table:table-cell table:style-name="Table1.G2" office:value-type="string">
            <text:p text:style-name="P45">Good upper bound for total <text:span text:style-name="T21">C</text:span>ardinality: <text:span text:style-name="T19">1</text:span></text:p>
            <text:p text:style-name="Preformatted_20_Text"/>
            <text:p text:style-name="Preformatted_20_Text"><text:span text:style-name="T21">V</text:span>olume of output: <text:span text:style-name="T20">1</text:span></text:p>
          </table:table-cell>
        </table:table-row>
      </table:table>
      <text:p text:style-name="Standard"/>
      <text:p text:style-name="P20">The Step1 RS Join output volume is 8bytes for each record * (total cardinality) I.e <text:span text:style-name="T2">7625107629000</text:span></text:p>
      <text:p text:style-name="P21">The Step<text:span text:style-name="T79">2</text:span> RS Join <text:span text:style-name="T79">total volume sent from mapper is </text:span><text:span text:style-name="T18">size</text:span><text:span text:style-name="T79">(edges.csv) + input Volume(</text:span><text:span text:style-name="T18">7625107629000</text:span><text:span text:style-name="T79">) = ~</text:span><text:span text:style-name="T17">7</text:span><text:span text:style-name="T2">626427095</text:span><text:span text:style-name="T17">000</text:span></text:p>
      <text:p text:style-name="P21"><text:span text:style-name="T17"/></text:p>
      <text:p text:style-name="P20">The Step1 RS Join output volume is 8bytes for each record * (total cardinality) I.e <text:span text:style-name="T2">7625107629000</text:span></text:p>
      <text:p text:style-name="P20">The Step1 RS Join output volume is 8bytes for each record * (total cardinality) I.e 7625107629000</text:p>
      <text:p text:style-name="Standard"><text:span text:style-name="T25"/></text:p>
      <text:p text:style-name="Standard"><text:span text:style-name="T25"/></text:p>
      <text:p text:style-name="Standard"><text:span text:style-name="T25">Join Implementation:</text:span></text:p>
      <text:p text:style-name="P3"/>
      <text:p text:style-name="P2">Map-Reduce pseudo-code for MAX-filter <text:span text:style-name="T30">(Already present as part of Map phase)</text:span></text:p>
      <text:p text:style-name="P22"/>
      <text:p text:style-name="Preformatted_20_Text">long MAX_FILTER;</text:p>
      <text:p text:style-name="Preformatted_20_Text"/>
      <text:p text:style-name="Preformatted_20_Text"><text:span text:style-name="T2">isWithinFilter(String[] followerFollowing)</text:span>{ //<text:span text:style-name="T33">Max filter code that is used within the MAP phase</text:span></text:p>
      <text:p text:style-name="Preformatted_20_Text"><text:s text:c="3"/>follower = followerFollowing[0]</text:p>
      <text:p text:style-name="Preformatted_20_Text"><text:s text:c="3"/>following = followerFollowing[1]</text:p>
      <text:p text:style-name="Preformatted_20_Text"/>
      <text:p text:style-name="Preformatted_20_Text"><text:s text:c="2"/>retu<text:span text:style-name="T33">rn follower &lt; MAX_FILTER (AND) <text:s/>following &lt; MAX_FILTER // Return true if both follower and following are less than MAX_FILTER</text:span></text:p>
      <text:p text:style-name="Preformatted_20_Text"/>
      <text:p text:style-name="Preformatted_20_Text">}</text:p>
      <text:p text:style-name="P41"/>
      <text:p text:style-name="P41"/>
      <text:p text:style-name="P11">Map-Reduce pseudo-code for RS-join</text:p>
      <text:p text:style-name="P11"/>
      <text:p text:style-name="P13">//<text:span text:style-name="T47">To count the number of triangles we do it in steps: First we need to join edges table on itself and complete the Path (X,Y,Z) for all input pairs (X,Y) and (Y,Z). We do this my taking multiple file inputs of edges.csv and passing to below map and reduce function to generate all possible (X,Y,Z) pairs such that X follows Y and Y follows Z.</text:span></text:p>
      <text:p text:style-name="P7"/>
      <text:p text:style-name="P22"><text:soft-page-break/></text:p>
      <text:p text:style-name="Preformatted_20_Text">private static long MAX_FILTER_VALUE = 5<text:span text:style-name="T64">00</text:span>00;</text:p>
      <text:p text:style-name="Preformatted_20_Text"><text:s/></text:p>
      <text:p text:style-name="Preformatted_20_Text">//<text:span text:style-name="T38">Global counter defined to keep count of triangle Sum</text:span></text:p>
      <text:p text:style-name="Preformatted_20_Text"><text:span text:style-name="T2">enum</text:span> <text:span text:style-name="T2">numberOfTriangles</text:span> { </text:p>
      <text:p text:style-name="Preformatted_20_Text"><text:s text:c="9"/>TRIANGLE_COUNT; </text:p>
      <text:p text:style-name="Preformatted_20_Text">}</text:p>
      <text:p text:style-name="Preformatted_20_Text"/>
      <text:p text:style-name="P37">//<text:span text:style-name="T70">Mapping phase:</text:span></text:p>
      <text:p text:style-name="Preformatted_20_Text"/>
      <text:p text:style-name="Preformatted_20_Text"><text:span text:style-name="T2">map</text:span>(input, output){ <text:s/>//<text:span text:style-name="T45">For input row (X,Y), <text:s/>First Mapper which emits (Y, AXY) and (X, AXY)</text:span></text:p>
      <text:p text:style-name="Preformatted_20_Text"><text:s text:c="3"/></text:p>
      <text:p text:style-name="Preformatted_20_Text"><text:s/>String[] followerFollowing = <text:s text:c="2"/>input.split(“,”) // Split input row by “,” and get an array <text:span text:style-name="T44">with two values</text:span></text:p>
      <text:p text:style-name="Preformatted_20_Text"><text:s text:c="2"/></text:p>
      <text:p text:style-name="Preformatted_20_Text"/>
      <text:p text:style-name="Preformatted_20_Text"><text:s/>isWithinFilter(followerFollowing) { // Returns true if userIds are within the MAX_FILTER VALUE <text:s text:c="2"/>defined</text:p>
      <text:p text:style-name="Preformatted_20_Text"/>
      <text:p text:style-name="Preformatted_20_Text">emit(followerFollowing[1],”A”+input);</text:p>
      <text:p text:style-name="Preformatted_20_Text">emit(followerFollowing[0],”B”+input);</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37">//<text:span text:style-name="T71">Reduce Phase:</text:span></text:p>
      <text:p text:style-name="Preformatted_20_Text"/>
      <text:p text:style-name="Preformatted_20_Text">Define listA, listB</text:p>
      <text:p text:style-name="Preformatted_20_Text"/>
      <text:p text:style-name="Preformatted_20_Text"><text:span text:style-name="T2">reduce</text:span>(key, listVal[val1, val2….]){</text:p>
      <text:p text:style-name="Preformatted_20_Text"><text:s text:c="4"/></text:p>
      <text:p text:style-name="Preformatted_20_Text"><text:s text:c="3"/>for each val in listVal:</text:p>
      <text:p text:style-name="Preformatted_20_Text"><text:s text:c="6"/>if val.charAt(0) == ‘A’ </text:p>
      <text:p text:style-name="Preformatted_20_Text"><text:s text:c="10"/>listA.add(val.substring(1)) <text:s/>//Add the input to listA</text:p>
      <text:p text:style-name="Preformatted_20_Text"><text:s text:c="6"/>else if val.charAt(0) == ‘B’</text:p>
      <text:p text:style-name="Preformatted_20_Text"><text:s text:c="10"/>listB.add(val.substring(1)) <text:s/>//Add the input to listB </text:p>
      <text:p text:style-name="Preformatted_20_Text"><text:s text:c="9"/></text:p>
      <text:p text:style-name="Preformatted_20_Text"><text:s text:c="3"/>executeJoinLogic(key)</text:p>
      <text:p text:style-name="Preformatted_20_Text">}</text:p>
      <text:p text:style-name="Preformatted_20_Text"/>
      <text:p text:style-name="Preformatted_20_Text"><text:span text:style-name="T2"/></text:p>
      <text:p text:style-name="Preformatted_20_Text"><text:span text:style-name="T2"/></text:p>
      <text:p text:style-name="Preformatted_20_Text"><text:span text:style-name="T2">executeJoinLogic</text:span>(key){</text:p>
      <text:p text:style-name="Preformatted_20_Text"/>
      <text:p text:style-name="Preformatted_20_Text"><text:s text:c="4"/>for each valA in listA:</text:p>
      <text:p text:style-name="Preformatted_20_Text"><text:s text:c="8"/>for each valB in listB:</text:p>
      <text:p text:style-name="Preformatted_20_Text"><text:s text:c="10"/>emit(NULL, valA + “,” + valB.split(“,”)[1]<text:bookmark-start text:name="__DdeLink__102_931507658"/>) // EMIT (X,Y,Z) and write as intermediate output<text:bookmark-end text:name="__DdeLink__102_931507658"/></text:p>
      <text:p text:style-name="Preformatted_20_Text"/>
      <text:p text:style-name="Preformatted_20_Text">}</text:p>
      <text:p text:style-name="P7"/>
      <text:p text:style-name="P7"/>
      <text:p text:style-name="P7"/>
      <text:p text:style-name="P13"><text:soft-page-break/>//<text:span text:style-name="T47">After Processing the input file now we have intermediate output with Existing XYZ paths, now we need to make sure path ZX also exists so that make the triangle complete. For this we will use multiple inputs. The intermediate file and our original input file. </text:span></text:p>
      <text:p text:style-name="P13"/>
      <text:p text:style-name="P14">For this step now we will have two mappers, one mapper will read intermediate file created in step 1 and emit (X,Z) as the key, the other will read edges.csv and emit (X,Z) for each input record (Z,X). This will insure that both the emits with same key reach the reducer and we can be assured that path ZX exists for this pair. For example:</text:p>
      <text:p text:style-name="P14"/>
      <text:p text:style-name="P14">(X,Y), (Y,Z) <text:s text:c="2"/>Exists.</text:p>
      <text:p text:style-name="P14">We want to be sure (Z,X) also exists in edges.csv, so when we read a record from intermediate output we emit (X,Z) as the key stating we have path (X,Y,Z) for this (X,Z) pair. </text:p>
      <text:p text:style-name="P14"/>
      <text:p text:style-name="P14">When we read edges.csv input to this mapper is path (Z,X) to match it with previous mapper key so as to reach same reducer we need to emit (X,Z) I.e</text:p>
      <text:p text:style-name="P14">(userId2,userId1) </text:p>
      <text:p text:style-name="P13"/>
      <text:p text:style-name="P13"/>
      <text:p text:style-name="P13"/>
      <text:p text:style-name="P13"/>
      <text:p text:style-name="P13"/>
      <text:p text:style-name="P13"/>
      <text:p text:style-name="P13"/>
      <text:p text:style-name="P11">//<text:span text:style-name="T48">Job Mapper &amp; Reducer Part 2</text:span></text:p>
      <text:p text:style-name="P11"/>
      <text:p text:style-name="P11"/>
      <text:p text:style-name="P11"/>
      <text:p text:style-name="P11"/>
      <text:p text:style-name="P11">//<text:span text:style-name="T49">Mapper 1: (Input is intermediate path (X,Y,Z))</text:span></text:p>
      <text:p text:style-name="P7"/>
      <text:p text:style-name="Preformatted_20_Text"><text:span text:style-name="T2">map</text:span>(input, output){ </text:p>
      <text:p text:style-name="Preformatted_20_Text"><text:s text:c="3"/></text:p>
      <text:p text:style-name="Preformatted_20_Text"><text:s/>String[] followerFollowing = <text:s text:c="2"/>input.split(“,”) // Split input row by “,” and get an array <text:span text:style-name="T44">with three values (X,Y,Z)</text:span></text:p>
      <text:p text:style-name="Preformatted_20_Text"/>
      <text:p text:style-name="Preformatted_20_Text"/>
      <text:p text:style-name="Preformatted_20_Text">// From (X,Y,Z) Now we emit , (X,Z) as the Key</text:p>
      <text:p text:style-name="Preformatted_20_Text">emit(followerFollowing[<text:span text:style-name="T53">0</text:span>] <text:span text:style-name="T53">+ </text:span>“,” <text:span text:style-name="T53">+ </text:span>followerFollowing[<text:span text:style-name="T53">2</text:span>], “<text:span text:style-name="T53">P2</text:span>”);</text:p>
      <text:p text:style-name="Preformatted_20_Text">// <text:span text:style-name="T53">Emitted ( </text:span>followerFollowing[<text:span text:style-name="T53">0</text:span>] <text:span text:style-name="T53">+ </text:span>“,” <text:span text:style-name="T53">+ </text:span>followerFollowing[<text:span text:style-name="T53">2</text:span>]<text:span text:style-name="T53">) as the key and “P2” flag as value to be used in reduce phase.</text:span></text:p>
      <text:p text:style-name="Preformatted_20_Text">}</text:p>
      <text:p text:style-name="P17"/>
      <text:p text:style-name="P17"/>
      <text:p text:style-name="P17"/>
      <text:p text:style-name="P17"/>
      <text:p text:style-name="P17"/>
      <text:p text:style-name="P17"/>
      <text:p text:style-name="P17"/>
      <text:p text:style-name="P12"><text:soft-page-break/>//<text:span text:style-name="T49">Mapper 2: (Input is edges.csv path (Z,X))</text:span></text:p>
      <text:p text:style-name="P8"/>
      <text:p text:style-name="P36"><text:span text:style-name="T2">map</text:span>(input, output){ </text:p>
      <text:p text:style-name="P36"><text:s text:c="3"/></text:p>
      <text:p text:style-name="P36"><text:s/>String[] followerFollowing = <text:s text:c="2"/>input.split(“,”) // Split input row by “,” and get an array <text:span text:style-name="T44">with tow values (Z,X)</text:span></text:p>
      <text:p text:style-name="P36"/>
      <text:p text:style-name="P36"><text:s text:c="2"/>isWithinFilter(<text:span text:style-name="T38">followerFollowing</text:span>){ <text:span text:style-name="T35">//if values within maxFilter</text:span></text:p>
      <text:p text:style-name="P36"><text:span text:style-name="T51"><text:s text:c="2"/></text:span><text:span text:style-name="T50">//Input to this mapper is edge (Z,X), to match with the earlier key we need to emit </text:span><text:span text:style-name="T52">(X,Z)</text:span></text:p>
      <text:p text:style-name="P36">emit(followerFollowing[<text:span text:style-name="T55">1</text:span>] <text:span text:style-name="T53">+ </text:span>“,” <text:span text:style-name="T53">+ </text:span>followerFollowing[<text:span text:style-name="T55">0</text:span>], “<text:span text:style-name="T54">ZXEdge</text:span>”);</text:p>
      <text:p text:style-name="P36">// <text:span text:style-name="T53">Emitted ( </text:span>followerFollowing[<text:span text:style-name="T56">1</text:span>] <text:span text:style-name="T53">+ </text:span>“,” <text:span text:style-name="T53">+ </text:span>followerFollowing[<text:span text:style-name="T56">0</text:span>]<text:span text:style-name="T53">) as the key and “ZXEdge” flag as value to be used in reduce phase.</text:span></text:p>
      <text:p text:style-name="P36">}</text:p>
      <text:p text:style-name="P3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Now the above values from mapper will be input to the reducers and we need to count both values separately and our triangle count will be multiplication of both counts as we got all values for which (X,Y,Z) exists.</text:p>
      <text:p text:style-name="P19"/>
      <text:p text:style-name="Preformatted_20_Text">Initialize globalCount =0 </text:p>
      <text:p text:style-name="Preformatted_20_Text"><text:span text:style-name="T6">reduce</text:span><text:span text:style-name="T57">(key, ListValues[val1, val2...]){</text:span></text:p>
      <text:p text:style-name="Preformatted_20_Text"><text:s text:c="3"/></text:p>
      <text:p text:style-name="Preformatted_20_Text"><text:s text:c="2"/>localXZCount = 0</text:p>
      <text:p text:style-name="Preformatted_20_Text"><text:s text:c="2"/>localZXCount = 0</text:p>
      <text:p text:style-name="Preformatted_20_Text"/>
      <text:p text:style-name="Preformatted_20_Text"><text:s text:c="2"/>for each val in ListValues :</text:p>
      <text:p text:style-name="Preformatted_20_Text"><text:s text:c="7"/>if(val == “P2”) localXZCount++;</text:p>
      <text:p text:style-name="Preformatted_20_Text"><text:s text:c="7"/>else if(val == “ZXEdge”) localZXCount++; </text:p>
      <text:p text:style-name="Preformatted_20_Text"><text:s text:c="3"/>}</text:p>
      <text:p text:style-name="Preformatted_20_Text"><text:s text:c="3"/>globalCount += localXZCount*localZXCount;</text:p>
      <text:p text:style-name="Preformatted_20_Text"/>
      <text:p text:style-name="Preformatted_20_Text">}</text:p>
      <text:p text:style-name="Preformatted_20_Text"/>
      <text:p text:style-name="Preformatted_20_Text">cleanup(){</text:p>
      <text:p text:style-name="P36"><text:s text:c="3"/><text:span text:style-name="T40"><text:s/>increase count for global counter </text:span><text:s/><text:span text:style-name="T11">numberOfTriangles</text:span><text:span text:style-name="T34"> </text:span><text:span text:style-name="T40">by</text:span> <text:span text:style-name="T2">globalCount</text:span>;</text:p>
      <text:p text:style-name="Preformatted_20_Text">}</text:p>
      <text:p text:style-name="P35"/>
      <text:p text:style-name="P2">Map-Reduce pseudo-code for Rep-join</text:p>
      <text:p text:style-name="P2"/>
      <text:p text:style-name="P13">//<text:span text:style-name="T59">The map reduce Replicated Join uses the cache to store file and is a map only. For Replicated join we are first going to setup our distributed cache in the @Setup method and once we have </text:span><text:soft-page-break/><text:span text:style-name="T59">the edges.csv table in the cache we proceed to map phase and try to establish path X,Y,Z for each user such that X follows Y, Y follows Z and Z follows X.</text:span></text:p>
      <text:p text:style-name="P13"/>
      <text:p text:style-name="P15">The setup method is used to load file into cache that will be available to all mappers during the map phase. For our scenario we will define a map <text:span text:style-name="T2">pathXYZ</text:span><text:span text:style-name="T7">Map</text:span><text:span text:style-name="T2"> </text:span>to store each user and the list of users that user is following. </text:p>
      <text:p text:style-name="P15">We define <text:span text:style-name="T35">pathXYZ</text:span><text:span text:style-name="T36">Map</text:span> as HashMap&lt;String, Set&lt;String&gt;&gt; pathXYZ; <text:s/></text:p>
      <text:p text:style-name="P7"/>
      <text:p text:style-name="P23"><text:span text:style-name="T39">private static long MAX_FILTER_VALUE = </text:span><text:span text:style-name="T37">130000</text:span><text:span text:style-name="T39">;</text:span></text:p>
      <text:p text:style-name="P16"><text:s/></text:p>
      <text:p text:style-name="P16">//<text:span text:style-name="T38">Global counter defined to keep count of triangle Sum</text:span></text:p>
      <text:p text:style-name="Preformatted_20_Text"><text:span text:style-name="T2">enum</text:span> <text:span text:style-name="T2">numberOfTriangles</text:span> { </text:p>
      <text:p text:style-name="Preformatted_20_Text"><text:s text:c="9"/>TRIANGLE_COUNT; </text:p>
      <text:p text:style-name="Preformatted_20_Text">}</text:p>
      <text:p text:style-name="P7"/>
      <text:p text:style-name="Preformatted_20_Text">//<text:span text:style-name="T62">Input to setup is the edges.csv file</text:span></text:p>
      <text:p text:style-name="Preformatted_20_Text"><text:span text:style-name="T2">setup</text:span>(){</text:p>
      <text:p text:style-name="Preformatted_20_Text"><text:s text:c="3"/><text:span text:style-name="T60">For each file in Cache:</text:span></text:p>
      <text:p text:style-name="Preformatted_20_Text"><text:s text:c="7"/><text:span text:style-name="T60">while all lines are read for each file (line = CurrentLine):</text:span></text:p>
      <text:p text:style-name="Preformatted_20_Text"><text:s text:c="10"/><text:span text:style-name="T60">String[] following = line.split(“,”)</text:span></text:p>
      <text:p text:style-name="Preformatted_20_Text"><text:s text:c="10"/><text:span text:style-name="T60">isWithinFilter(following){ // If the data is within defined MAX Filter</text:span></text:p>
      <text:p text:style-name="Preformatted_20_Text"><text:s text:c="13"/><text:span text:style-name="T61">setOfUsersXFollows = pathXYZMap.get(following[0])</text:span> </text:p>
      <text:p text:style-name="Preformatted_20_Text"><text:s text:c="13"/><text:span text:style-name="T61">setOfUserXFollows.add(following[1])</text:span></text:p>
      <text:p text:style-name="Preformatted_20_Text"><text:s text:c="13"/><text:span text:style-name="T61">pathXYZMap.put(following[0], setOfUserXFollows) //</text:span>store each user and the list of users that user is following.</text:p>
      <text:p text:style-name="P42"><text:s text:c="9"/>} <text:span text:style-name="T72">}</text:span></text:p>
      <text:p text:style-name="P9"/>
      <text:p text:style-name="P9">//<text:span text:style-name="T73">Mapping phase:</text:span></text:p>
      <text:p text:style-name="Preformatted_20_Text"><text:span text:style-name="T2">map</text:span>(input) { <text:s/>// Input to the map phase is the edges.csv file</text:p>
      <text:p text:style-name="Preformatted_20_Text"><text:s text:c="3"/></text:p>
      <text:p text:style-name="Preformatted_20_Text"><text:s text:c="3"/>String[] followerFollowing = input.split(“,”);</text:p>
      <text:p text:style-name="Preformatted_20_Text"><text:s text:c="3"/>if(!isWithinFilter(followerFollowing)<text:span text:style-name="T63">) do nothing;</text:span></text:p>
      <text:p text:style-name="Preformatted_20_Text"><text:s text:c="4"/></text:p>
      <text:p text:style-name="Preformatted_20_Text"><text:s text:c="3"/><text:span text:style-name="T63">userX = followerFollowing[0];</text:span></text:p>
      <text:p text:style-name="Preformatted_20_Text"><text:s text:c="3"/><text:span text:style-name="T63">userY = followerFollowing[1];</text:span></text:p>
      <text:p text:style-name="Preformatted_20_Text"/>
      <text:p text:style-name="Preformatted_20_Text"><text:span text:style-name="T43">//</text:span><text:span text:style-name="T50">// Check for each input user if path (X-&gt;Y), (Y-&gt;Z), (Z-&gt;X)</text:span></text:p>
      <text:p text:style-name="Preformatted_20_Text">if(pathXYZ contains key for userY) { // We will get the list of users Y follows</text:p>
      <text:p text:style-name="Preformatted_20_Text"/>
      <text:p text:style-name="Preformatted_20_Text"><text:s text:c="7"/>zUsersThatYFollows = pathXYZMap.get(userY)</text:p>
      <text:p text:style-name="Preformatted_20_Text"><text:s text:c="7"/>for each zUser in <text:s/>zUsersThatYFollows: </text:p>
      <text:p text:style-name="Preformatted_20_Text"><text:s text:c="11"/>xUsersThatZFollows = pathXYZMap.get(zUser);</text:p>
      <text:p text:style-name="Preformatted_20_Text"><text:s text:c="11"/>if(xUserThatZFollows contains userX) { // We have established a path <text:s text:c="2"/>// X,Y,Z such that X follows Y, Y follows Z, Z follows X </text:p>
      <text:p text:style-name="Preformatted_20_Text"><text:s text:c="13"/><text:span text:style-name="T58"><text:s/>increase count for global counter </text:span><text:span text:style-name="T10"><text:s/></text:span><text:span text:style-name="T11">numberOfTriangles </text:span><text:span text:style-name="T58">by</text:span><text:span text:style-name="T10"> </text:span><text:span text:style-name="T12">1</text:span><text:span text:style-name="T10">;</text:span></text:p>
      <text:p text:style-name="Preformatted_20_Text"><text:s text:c="11"/>}</text:p>
      <text:p text:style-name="Preformatted_20_Text"><text:s text:c="3"/>}</text:p>
      <text:p text:style-name="Preformatted_20_Text">}</text:p>
      <text:p text:style-name="Preformatted_20_Text"/>
      <text:p text:style-name="P4"/>
      <table:table table:name="Table2" table:style-name="Table2">
        <table:table-column table:style-name="Table2.A" table:number-columns-repeated="3"/>
        <table:table-row table:style-name="Table2.1">
          <table:table-cell table:style-name="Table2.A1" office:value-type="string">
            <text:p text:style-name="P34">Configuration</text:p>
          </table:table-cell>
          <table:table-cell table:style-name="Table2.A1" office:value-type="string">
            <text:p text:style-name="P34">Small Cluster Resu<text:span text:style-name="T31">lt</text:span></text:p>
          </table:table-cell>
          <table:table-cell table:style-name="Table2.C1" office:value-type="string">
            <text:p text:style-name="P34"><text:span text:style-name="T31">Large</text:span> Cluster Resu<text:span text:style-name="T31">lt</text:span></text:p>
          </table:table-cell>
        </table:table-row>
        <text:soft-page-break/>
        <table:table-row table:style-name="Table2.2">
          <table:table-cell table:style-name="Table2.A2" office:value-type="string">
            <text:p text:style-name="P34">RS-join, MAX = <text:span text:style-name="T65">50000</text:span></text:p>
          </table:table-cell>
          <table:table-cell table:style-name="Table2.A2" office:value-type="string">
            <text:p text:style-name="Table_20_Contents"><text:span text:style-name="T26">Running time: </text:span><text:span text:style-name="T27">22mins</text:span><text:span text:style-name="T26"> Triangle count: </text:span><text:span text:style-name="T67">12029907</text:span></text:p>
          </table:table-cell>
          <table:table-cell table:style-name="Table2.C2" office:value-type="string">
            <text:p text:style-name="P34">Running time: ???, Triangle count: ???</text:p>
          </table:table-cell>
        </table:table-row>
        <table:table-row table:style-name="Table2.2">
          <table:table-cell table:style-name="Table2.A2" office:value-type="string">
            <text:p text:style-name="P34">Rep-join, MAX = <text:span text:style-name="T68">130000</text:span></text:p>
          </table:table-cell>
          <table:table-cell table:style-name="Table2.A2" office:value-type="string">
            <text:p text:style-name="Table_20_Contents"><text:span text:style-name="T26">Running time: </text:span><text:span text:style-name="T28">2</text:span><text:span text:style-name="T29">1</text:span><text:span text:style-name="T28">mins</text:span><text:span text:style-name="T26"> Triangle count: </text:span><text:span text:style-name="T67">63045888</text:span></text:p>
            <text:p text:style-name="P34"/>
          </table:table-cell>
          <table:table-cell table:style-name="Table2.C2" office:value-type="string">
            <text:p text:style-name="Table_20_Contents"><text:span text:style-name="T26">Running time: </text:span><text:span text:style-name="T29">20mins</text:span><text:span text:style-name="T26"> Triangle count: </text:span><text:span text:style-name="T67">63045888</text:span></text:p>
            <text:p text:style-name="P34"/>
          </table:table-cell>
        </table:table-row>
      </table:table>
      <text:p text:style-name="P4"/>
      <text:p text:style-name="P4"/>
      <text:p text:style-name="P5">Syslogs Link:</text:p>
      <text:p text:style-name="P5"/>
      <text:p text:style-name="P10">Analysis: <text:s/></text:p>
      <text:p text:style-name="P10"/>
      <text:p text:style-name="P10">Reduce Side Join:</text:p>
      <text:p text:style-name="P10"/>
      <text:p text:style-name="P10">Run 1 (Small Cluster): </text:p>
      <text:p text:style-name="P10">Run 2 (Large Cluster): </text:p>
      <text:p text:style-name="P10"/>
      <text:p text:style-name="P10">Replicated Side Join: </text:p>
      <text:p text:style-name="P10"/>
      <text:p text:style-name="P10">Run 1 (Small Cluster): </text:p>
      <text:p text:style-name="P10">Run 2 (Large Cluster): </text:p>
      <text:p text:style-name="P6"><text:span text:style-name="T32">Output Folder</text:span> Link:</text:p>
      <text:p text:style-name="P1"/>
      <text:p text:style-name="P10">Analysis: <text:s/></text:p>
      <text:p text:style-name="P10"/>
      <text:p text:style-name="P10">Reduce Side Join:</text:p>
      <text:p text:style-name="P10"/>
      <text:p text:style-name="P10">Run 1 (Small Cluster): </text:p>
      <text:p text:style-name="P10">Run 2 (Large Cluster): </text:p>
      <text:p text:style-name="P10"/>
      <text:p text:style-name="P10">Replicated Side Join:</text:p>
      <text:p text:style-name="P10"><text:s/></text:p>
      <text:p text:style-name="P10">Run 1 (Small Cluster): </text:p>
      <text:p text:style-name="P10">Run 2 (Large Clus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7:20:43.986170301</meta:creation-date>
    <meta:generator>LibreOffice/6.0.7.3$Linux_X86_64 LibreOffice_project/00m0$Build-3</meta:generator>
    <dc:date>2020-10-09T21:04:53.030145158</dc:date>
    <meta:editing-duration>PT6H23M42S</meta:editing-duration>
    <meta:editing-cycles>137</meta:editing-cycles>
    <meta:document-statistic meta:table-count="2" meta:image-count="0" meta:object-count="0" meta:page-count="8" meta:paragraph-count="241" meta:word-count="1546" meta:character-count="10352" meta:non-whitespace-character-count="8532"/>
  </office:meta>
</office:document-meta>
</file>